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color="#800000"/>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Standard">
      <style:text-properties fo:font-style="italic" style:font-style-asian="italic" style:font-style-complex="italic"/>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style:font-style-asian="normal" style:font-weight-asian="normal" style:font-style-complex="normal" style:font-weight-complex="normal" loext:char-shading-value="0"/>
    </style:style>
    <style:style style:name="T63" style:family="text">
      <style:text-properties fo:font-style="normal" style:text-underline-style="none"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fo:font-size="14pt" fo:language="en" fo:country="US" fo:font-weight="bold" style:font-size-asian="14pt" style:font-weight-asian="bold" style:font-size-complex="14pt" style:font-weight-complex="bold"/>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9pt" style:font-size-asian="9pt" style:font-size-complex="9pt"/>
    </style:style>
    <style:style style:name="T9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text:p>
      <text:h text:style-name="Heading_20_2" text:outline-level="2"><text:soft-page-break/>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text:soft-page-break/></text:p>
      <text:h text:style-name="Heading_20_2" text:outline-level="2">Идеи</text:h>
      <text:list xml:id="list8492311388534111088" text:style-name="L1">
        <text:list-item>
          <text:p text:style-name="P152">Книги:</text:p>
        </text:list-item>
      </text:list>
      <text:list xml:id="list6696249898965229589" text:style-name="L2">
        <text:list-item>
          <text:p text:style-name="P153">«Великие грифоны прошлого» - из канона (5<text:span text:style-name="T11">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6">Природа Проклятий</text:span>» - обмен</text:p>
        </text:list-item>
        <text:list-item>
          <text:p text:style-name="P153"><text:span text:style-name="T66">«Магия для Чайников»</text:span> - обмен</text:p>
        </text:list-item>
        <text:list-item>
          <text:p text:style-name="P153"><text:span text:style-name="T66">«Энциклопедия Арканум»</text:span> - обмен</text:p>
        </text:list-item>
        <text:list-item>
          <text:p text:style-name="P153">«О Гейсах» - обмен</text:p>
        </text:list-item>
        <text:list-item>
          <text:p text:style-name="P153">«<text:span text:style-name="T66">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61143006934633916"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6">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8" text:outline-level="2"><text:soft-page-break/>1. Терра</text:h>
      <text:p text:style-name="P26">(Electronics “Disappointed”/Gary Jules “Mad World”/Pink Floyd “Another Brick In The Wall”)</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text:span text:style-name="T1">Анон</text:span>, привет!</text:p>
      <text:p text:style-name="P1"><text:span text:style-name="T1">– </text:span>Здорово.</text:p>
      <text:p text:style-name="P1"><text:span text:style-name="T1">– </text:span>Слушай, <text:span text:style-name="T1">тут такое дело, </text:span><text:span text:style-name="T1">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text:span><text:span text:style-name="T1">разобрали</text:span><text:span text:style-name="T1">,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text:span><text:span text:style-name="T1">жил на работе </text:span><text:span text:style-name="T1">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1">RnD-</text:span><text:span text:style-name="T1">зона</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1">– Нэш, к</text:span>ак называется наш проект?</text:p>
      <text:p text:style-name="P75"><text:span text:style-name="T8">– </text:span><text:span text:style-name="T68">Дайсон.</text:span></text:p>
      <text:p text:style-name="P75"><text:span text:style-name="T8">– </text:span><text:span text:style-name="T68">Сколько тебе лет?</text:span></text:p>
      <text:p text:style-name="P75"><text:span text:style-name="T8">– </text:span><text:span text:style-name="T68">Два года с начала запуска кластера.</text:span></text:p>
      <text:p text:style-name="P75"><text:span text:style-name="T8">– </text:span><text:span text:style-name="T68">Какой сейчас год?</text:span></text:p>
      <text:p text:style-name="P75"><text:span text:style-name="T8">– </text:span><text:span text:style-name="T21">20</text:span><text:span text:style-name="T20">18</text:span><text:span text:style-name="T68">-й.</text:span></text:p>
      <text:p text:style-name="P24"/>
      <text:p text:style-name="P37">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7"><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75"><text:span text:style-name="T8">– Нэш</text:span><text:span text:style-name="T68">,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1">–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7"><text:span text:style-name="T1">У</text:span>ходя попрощался с охранником, <text:span text:style-name="T1">увлечённо исследующим тему копрофилии</text:span>.</text:p>
      <text:p text:style-name="P37">Всё, свободен. Хотя <text:s/><text:span text:style-name="T1">воскресенье</text:span> уже испорчен<text:span text:style-name="T1">о</text:span>.</text:p>
      <text:p text:style-name="P37"/>
      <text:p text:style-name="P135"><text:soft-page-break/>***</text:p>
      <text:p text:style-name="P13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text:span>-хэтажного корпуса <text:span text:style-name="T24">Bionic-Hill’а</text:span>. <text:span text:style-name="T1">Разноцветное искрение снежинок в мягком свете фонаря</text:span> создавал<text:span text:style-name="T1">о</text:span> <text:span text:style-name="T1">оазис</text:span> <text:span text:style-name="T32">сказки</text:span><text:span text:style-name="T31"> </text:span><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6"><text:span text:style-name="T11">&lt;</text:span><text:span text:style-name="T1">Описание полёта через Эогипп. Удивлённый взгляд Анакорна</text:span><text:span text:style-name="T11">&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2">…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3609021834948891826"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2">–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text:soft-page-break/>–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1">–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Нерадивый ученик</text:h>
      <text:p text:style-name="P34"/>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9">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0">Тумбочка.</text:span> Листок… <text:span text:style-name="T9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1">Всё пошло не так. Не могу уловить точку концентрации. Сила приложена к чему-то большему, чем лист бумаги. К чему-то неизмеримо большему. </text:span><text:span text:style-name="T9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1">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9" text:outline-level="2"><text:span text:style-name="T11">5. </text:span>Индиго</text:h>
      <text:p text:style-name="P41"/>
      <text:p text:style-name="P41"><text:soft-page-break/>Я шёл в королевскую столовую, поигрывая <text:span text:style-name="T1">увесистой </text:span>ручкой в пальцах. <text:span text:style-name="T1">С</text:span><text:span text:style-name="T1">о</text:span><text:span text:style-name="T1">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4">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text:soft-page-break/>всё равно уже неоднократно выставил себя тут клоуном. Одним разом больше, одним меньше — какая, к чёрту, разница?</text:p>
      <text:p text:style-name="P50">– ДА!!! Да, проклятье на мо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1"/>
      <text:p text:style-name="P50">Дворцовый парк в северной стороне граничил с опоясывающей город крепостной стеной.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text:soft-page-break/>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31"/>
      <text:p text:style-name="P31"/>
      <text:p text:style-name="P31"/>
      <text:p text:style-name="P31"/>
      <text:p text:style-name="P31"/>
      <text:p text:style-name="P31"/>
      <text:p text:style-name="P31"/>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быстро, легко и непринуждённо. То есть, когда я случайно коснулся запретной зоны, меня охватила лёгкая дрожь. Но Селестия не оскорбилась, а, казалось, проигнорировала касание. </text:p>
      <text:p text:style-name="P31"/>
      <text:p text:style-name="P31"/>
      <text:p text:style-name="P31"/>
      <text:p text:style-name="P31">,к,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text:soft-page-break/>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50"/>
      <text:p text:style-name="P50"/>
      <text:p text:style-name="P31">Анонируй, Анон, и будет тебе счастье!</text:p>
      <text:p text:style-name="P50"/>
      <text:p text:style-name="P50"/>
      <text:h text:style-name="P148" text:outline-level="2">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text:soft-page-break/>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text:soft-page-break/>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text:soft-page-break/>–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text:soft-page-break/>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text:soft-page-break/>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text:soft-page-break/>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1">“<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text:soft-page-break/>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text:soft-page-break/>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1">…</text:p>
      <text:p text:style-name="P41"/>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0">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1">–</text:span> А водку у вас принято пить?</text:p>
      <text:p text:style-name="P3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text:soft-page-break/>9. <text:span text:style-name="T1">Прощание</text:span></text:h>
      <text:p text:style-name="P50"/>
      <text:p text:style-name="P41">–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1">***</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text:soft-page-break/>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
      <text:p text:style-name="P1"><text:span text:style-name="T43">&lt;</text:span><text:span text:style-name="T65">Mark Knopfler - </text:span><text:span text:style-name="T64">Hill Farmer's Blues</text:span><text:span text:style-name="T43">&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1">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oft-page-break/>–<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text:soft-page-break/>–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text:soft-page-break/>–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text:soft-page-break/>–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2">***</text:p>
      <text:p text:style-name="P41"/>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text:soft-page-break/>–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text:span><text:soft-page-break/><text:span text:style-name="T11">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text:span><text:span text:style-name="T46">С</text:span><text:span text:style-name="T46">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text:span><text:span text:style-name="T8">милосердная</text:span><text:span text:style-name="T8">,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text:soft-page-break/>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text:soft-page-break/>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h text:style-name="Heading_20_2" text:outline-level="2"><text:soft-page-break/></text:h>
      <text:h text:style-name="Heading_20_2" text:outline-level="2">12. День сурка</text:h>
      <text:p text:style-name="P15">&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text:soft-page-break/>–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text:soft-page-break/>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oft-page-break/><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9"><text:span text:style-name="T11">–</text:span> <text:span text:style-name="T1">Эмм. </text:span>Что он имел ввиду?</text:p>
      <text:p text:style-name="P3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9"><text:span text:style-name="T11">– </text:span><text:span text:style-name="T1">Да, завершилось всё препаршиво. Принцесса Луна сказала, лучше бы её обратно на Луну закинули.</text:span></text:p>
      <text:p text:style-name="P3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1">– </text:span><text:span text:style-name="T1">Хм. Нет.</text:span></text:p>
      <text:p text:style-name="P39"><text:span text:style-name="T11">– </text:span><text:span text:style-name="T1">А друзья?</text:span></text:p>
      <text:p text:style-name="P3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text:span><text:span text:style-name="T29">находится </text:span><text:span text:style-name="T29">под сомнением...</text:span>»</text:p>
      <text:p text:style-name="P50">Папарацци хреновы!</text:p>
      <text:p text:style-name="P50"><text:soft-page-break/>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oft-page-break/><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oft-page-break/><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text:soft-page-break/>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text:soft-page-break/></text:p>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oft-page-break/><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4"/>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9">МУ-ХА-ХА!</text:p>
      <text:p text:style-name="P29">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4"><text:soft-page-break/>–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3">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4">&lt;<text:span text:style-name="T72">David Bowie - Lets Dance/ Ashes To Ashes</text:span></text:p>
      <text:p text:style-name="P44"><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3">302 пони</text:span><text:span text:style-name="T29">.</text:span></text:p>
      <text:p text:style-name="P53"><text:span text:style-name="T73">250 пони</text:span><text:span text:style-name="T29">.</text:span></text:p>
      <text:p text:style-name="P53"><text:span text:style-name="T73">125 поней</text:span><text:span text:style-name="T29">.</text:span></text:p>
      <text:p text:style-name="P53"><text:span text:style-name="T29">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5">так её </text:span><text:span text:style-name="T3">разэтак</text:span><text:span text:style-name="T75">,</text:span><text:span text:style-name="T22"> магия!</text:span><text:span text:style-name="T60">»</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73">302 пони</text:span><text:span text:style-name="T29">.</text:span></text:p>
      <text:p text:style-name="P53"><text:span text:style-name="T73">250 пони</text:span><text:span text:style-name="T29">.</text:span></text:p>
      <text:p text:style-name="P53"><text:span text:style-name="T73">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9">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4">&lt;<text:span text:style-name="T58">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text:soft-page-break/>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text:soft-page-break/>–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text:soft-page-break/></text:p>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5"/>
      <text:p text:style-name="P45">…</text:p>
      <text:p text:style-name="P45">&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text:soft-page-break/>–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oft-page-break/><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oft-page-break/><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oft-page-break/><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5">&lt;<text:span text:style-name="T58">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5"/>
      <text:p text:style-name="P46">***</text:p>
      <text:p text:style-name="P46"/>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text:soft-page-break/>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0"/>
      <text:p text:style-name="P55"><text:soft-page-break/>…</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5">&lt;<text:span text:style-name="T58">Mission Impossible theme</text:span>&gt;</text:p>
      <text:p text:style-name="P55"><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5"/>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0"><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oft-page-break/><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soft-page-break/>…</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text:soft-page-break/>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text:soft-page-break/>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soft-page-break/>…</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text:soft-page-break/>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50"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5">…</text:p>
      <text:p text:style-name="P45"/>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text:soft-page-break/>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5">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6">***</text:p>
      <text:p text:style-name="P45"/>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text:soft-page-break/>–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text:soft-page-break/>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text:soft-page-break/>–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5"/>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text:soft-page-break/>–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text:soft-page-break/>–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3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9"><text:span text:style-name="T11">–</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text:soft-page-break/>–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5">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text:soft-page-break/>«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6">~~~~~</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text:soft-page-break/>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6">~~~~~</text:p>
      <text:p text:style-name="P46"/>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text:soft-page-break/>–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6">~~~~~</text:p>
      <text:p text:style-name="P19">&lt;<text:span text:style-name="T25">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text:soft-page-break/>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51" text:outline-level="3">Воскресение</text:h>
      <text:p text:style-name="P50">&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text:soft-page-break/>–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text:soft-page-break/>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5">Jack of Hearts! </text:span><text:span text:style-name="T1">Давно так не веселился. – вытер слёзы смеха Дискорд. –</text:span><text:span text:style-name="T55">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2"/>
      <text:p text:style-name="P59">***</text:p>
      <text:p text:style-name="P58"/>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soft-page-break/>…</text:p>
      <text:p text:style-name="P41"/>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6">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text:soft-page-break/>–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51"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text:span><text:soft-page-break/><text:span text:style-name="T31">сложнее… Так и с Дискордом… Он может очень не нравится, но… эмм, потому что ты видишь только внешнюю картинку.</text:span></text:p>
      <text:p text:style-name="P112">– А ты в курсе, что твой Дискорд многократно сжигал Селестию живьём? – выпалил я.</text:p>
      <text:p text:style-name="P11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2">– Это не мои…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99">Флаттершай слабо улыбнулась.</text:p>
      <text:p text:style-name="P112">–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text:soft-page-break/>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6">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0"><text:soft-page-break/>…</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text:soft-page-break/>–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text:soft-page-break/>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6"/>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text:soft-page-break/>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2">–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2">– Привет, Сел.</text:p>
      <text:p text:style-name="P144">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2"/>
      <text:h text:style-name="P148" text:outline-level="2">24. Отбытие</text:h>
      <text:p text:style-name="P118">&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text:soft-page-break/>…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oft-page-break/><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text:span text:style-name="T86">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4">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soft-page-break/>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59">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1">– А сидишь на чём? – вид сидящего на пустоте существа сбивал с толку.</text:p>
      <text:p text:style-name="P50">Демиург что-то прикинул и кивнул сам себе.</text:p>
      <text:p text:style-name="P41">–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41"/>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3"><text:span text:style-name="T11">– Если я расскажу тебе н</text:span>астоящую<text:span text:style-name="T11"> причину </text:span>— ты исчезнешь! <text:span text:style-name="T11">– угрюмо заявил я.</text:span></text:p>
      <text:p text:style-name="P41">Морда Анакорна осветилась радостным озарением.</text:p>
      <text:p text:style-name="P41"/>
      <text:p text:style-name="P53"><text:span text:style-name="T11">– </text:span><text:span text:style-name="T88">Я ПОНЯЛ, КТО ТЫ!!! КАК </text:span><text:span text:style-name="T89">ЖЕ </text:span><text:span text:style-name="T88">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text:soft-page-break/></text:p>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4"/>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9">Я запротестовал.</text:p>
      <text:p text:style-name="P102">– В Эквестрии не двигают солнце! Аликорны лишь корректируют орбиту Эквуса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1">. Ко мне наконец-то пришло понимание ситуации.</text:span></text:p>
      <text:p text:style-name="P106"><text:soft-page-break/>–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2"> точнее, дерево схожих миров Эквуса </text:span><text:span text:style-name="T62">—</text:span><text:span text:style-name="T52"> создали брони. Разумеется, стержнем им послужил именно сериал, но каждый фанфик </text:span><text:span text:style-name="T62">—</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2">ему часть фэндома, не связанную с остальными. Именно из-за распыления энергии Эквестрия не может стабилизироваться.</text:span></text:p>
      <text:p text:style-name="P108"/>
      <text:p text:style-name="P106">Я подумал. Потом ещё раз подумал.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8"/>
      <text:p text:style-name="P106">Анакорн аж подпрыгнул на месте от восторга и стал мне аплодировать.</text:p>
      <text:p text:style-name="P106"/>
      <text:p text:style-name="P126">Как их совместить?</text:p>
      <text:p text:style-name="P116">твоя Эквестрия и моя, были рождены из Предначального Хаоса, оставшегося от царствования Дискорда. Оба непостоянны, изменчивы. </text:p>
      <text:p text:style-name="P106"/>
      <text:p text:style-name="P117">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06"/>
      <text:p text:style-name="P139"/>
      <text:p text:style-name="P106"><text:span text:style-name="T52">– Наконец-то я вижу свет в конце тоннеля! Как это не пришло мне в голову! Ты всё отлично увязал! Всё сходится! Более того </text:span><text:span text:style-name="T62">—</text:span><text:span text:style-name="T52"> Анакорн заговорщически подмигнул мне </text:span><text:span text:style-name="T62">—</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й эквестрийской реальности</text:span><text:span text:style-name="T52">!</text:span></text:p>
      <text:p text:style-name="P108">Я подозрительно посмотрел на Анакорна.</text:p>
      <text:p text:style-name="P106"><text:span text:style-name="T17">– </text:span><text:span text:style-name="T52">Какой ещё, нафиг, «мой фанфик»? Я никакого фанфика не писал. И не собираюсь.</text:span></text:p>
      <text:p text:style-name="P108">Анакорн ехидно ухмыльнулся и сделал мне «глазки».</text:p>
      <text:p text:style-name="P106"><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62">— ты меня с кьютимарками уже пригрузил на ближайшие тысячи лет.</text:span></text:p>
      <text:p text:style-name="P106">…</text:p>
      <text:p text:style-name="P106">Факн щит<text:note text:id="ftn14" text:note-class="footnote"><text:note-citation>14</text:note-citation><text:note-body><text:p text:style-name="P140">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8">&lt;<text:span text:style-name="T86">Roger Waters — What God Wants</text:span>&gt;</text:p>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нерешительно стояла передо мной в сияющем ореоле гривы. Потом она сделала шаг навстречу.</text:p>
      <text:p text:style-name="P108">–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8">Я устало рассмеялся.</text:p>
      <text:p text:style-name="P108">– Сел, я завязал с конеёбством. Извини.</text:p>
      <text:p text:style-name="P108">– В другое время, в другом месте, Анон! В другое время, в другом месте!</text:p>
      <text:p text:style-name="P108"/>
      <text:p text:style-name="P109">***</text:p>
      <text:p text:style-name="P111"/>
      <text:p text:style-name="P44"><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3">***</text:p>
      <text:p text:style-name="P112"><text:soft-page-break/></text:p>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10"/>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А ты как?</text:p>
      <text:p text:style-name="P98"><text:span text:style-name="T35">–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5"/>
      <text:h text:style-name="Heading_20_2" text:outline-level="2">Эпилог. Земля</text:h>
      <text:p text:style-name="P114">&lt;<text:span text:style-name="T58">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6">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5">&lt;</text:span><text:span text:style-name="T26">И вообще, обзаведусь в конце-концов рогом и наставлю Селестиии рогов!»</text:span><text:span text:style-name="T35">&gt;</text:span></text:p>
      <text:p text:style-name="P44">&lt;<text:span text:style-name="T25">- Учти, я ни капельки не жалею о наших поебушках! я до сих пор пахну тобой… и хочу пахнуть… Это неправильно, так ведь?</text:span>&gt;</text:p>
      <text:p text:style-name="P33">&lt;<text:span text:style-name="T1"> Пони — сельские жители и не любят больших городов. </text:span>&gt;</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5T00:09:31.04</dc:date>
    <meta:editing-duration>P128DT19H55M54S</meta:editing-duration>
    <meta:editing-cycles>7839</meta:editing-cycles>
    <meta:generator>OpenOffice/4.1.1$Win32 OpenOffice.org_project/411m6$Build-9775</meta:generator>
    <dc:creator>макс </dc:creator>
    <meta:document-statistic meta:table-count="0" meta:image-count="0" meta:object-count="0" meta:page-count="201" meta:paragraph-count="4323" meta:word-count="92308" meta:character-count="586683"/>
  </office:meta>
</office:document-meta>
</file>